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85in" table:align="left" style:writing-mode="lr-tb"/>
    </style:style>
    <style:style style:name="Table1.A" style:family="table-column">
      <style:table-column-properties style:column-width="0.4576in"/>
    </style:style>
    <style:style style:name="Table1.B" style:family="table-column">
      <style:table-column-properties style:column-width="1.6146in"/>
    </style:style>
    <style:style style:name="Table1.C" style:family="table-column">
      <style:table-column-properties style:column-width="1.3896in"/>
    </style:style>
    <style:style style:name="Table1.D" style:family="table-column">
      <style:table-column-properties style:column-width="0.7563in"/>
    </style:style>
    <style:style style:name="Table1.E" style:family="table-column">
      <style:table-column-properties style:column-width="0.9688in"/>
    </style:style>
    <style:style style:name="Table1.F" style:family="table-column">
      <style:table-column-properties style:column-width="1.741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F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F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 style:snap-to-layout-grid="false"/>
    </style:style>
    <style:style style:name="P7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 style:list-style-name="WW8Num1"/>
    <style:style style:name="P10" style:family="paragraph" style:parent-style-name="Standard" style:list-style-name="WW8Num2"/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eConditions:</text:p>
      <text:p text:style-name="P1"/>
      <text:p text:style-name="P1">The participants should be well versed with following technologies:</text:p>
      <text:list xml:id="list5338897941009648857" text:style-name="WW8Num1">
        <text:list-item>
          <text:p text:style-name="P9">Spring</text:p>
        </text:list-item>
        <text:list-item>
          <text:p text:style-name="P9">Spring Security</text:p>
        </text:list-item>
        <text:list-item>
          <text:p text:style-name="P9">Hibernate</text:p>
        </text:list-item>
        <text:list-item>
          <text:p text:style-name="P9">JSP</text:p>
        </text:list-item>
        <text:list-item>
          <text:p text:style-name="P9">Bootstrap</text:p>
        </text:list-item>
        <text:list-item>
          <text:p text:style-name="P9">J Query/JavaScript</text:p>
        </text:list-item>
        <text:list-item>
          <text:p text:style-name="P9">AJAX</text:p>
        </text:list-item>
        <text:list-item>
          <text:p text:style-name="P9">Maven</text:p>
        </text:list-item>
      </text:list>
      <text:p text:style-name="Standard"/>
      <text:p text:style-name="Standard"/>
      <text:p text:style-name="P2">Problem Statement:</text:p>
      <text:p text:style-name="Standard">Develop a web application with following features:</text:p>
      <text:list xml:id="list244352810659023563" text:style-name="WW8Num2">
        <text:list-item>
          <text:p text:style-name="P10">Login Screen</text:p>
        </text:list-item>
        <text:list-item>
          <text:p text:style-name="P10">Admin Screen</text:p>
        </text:list-item>
        <text:list-item>
          <text:p text:style-name="P10">User Screen</text:p>
        </text:list-item>
      </text:list>
      <text:p text:style-name="Standard"/>
      <text:p text:style-name="Standard"/>
      <text:p text:style-name="P2">1. Login Screen:</text:p>
      <text:p text:style-name="Standard">The login process shall have feature of role based access. Define at least 2 roles for this application: ROLE_ADMIN and ROLE_USER.</text:p>
      <text:p text:style-name="Standard">If the logging user is an Administrator( Role : ROLE_ADMIN) then on successful login Admin screen should be displayed. Similarly if the user has role as ROLE_USER <text:s/>then screen defined for end users should be displayed.</text:p>
      <text:p text:style-name="Standard"/>
      <text:p text:style-name="Standard"/>
      <text:p text:style-name="Standard"/>
      <text:p text:style-name="Standard"/>
      <text:p text:style-name="Standard"><text:span text:style-name="T1">2. User Screen:</text:span><text:span text:style-name="T2"> </text:span></text:p>
      <text:p text:style-name="Standard">This screen has 2 sections:</text:p>
      <text:p text:style-name="P3">Section 1:</text:p>
      <text:p text:style-name="Standard">A new customer record can be inserted.</text:p>
      <text:p text:style-name="Standard">An existing customer record can be deleted based on customer code.</text:p>
      <text:p text:style-name="Standard">An existing customer record can be updated based on customer code.</text:p>
      <text:p text:style-name="Standard">An existing customer record can be searched based on either customer code or customer name.</text:p>
      <text:p text:style-name="Standard"/>
      <text:p text:style-name="P3">Section 2:</text:p>
      <text:p text:style-name="Standard">All existing customer details to be displayed. This is an auto-refresh section which is refreshed every 10 seconds.</text:p>
      <text:p text:style-name="Standard"/>
      <text:p text:style-name="Standard"/>
      <text:p text:style-name="Standard"/>
      <text:p text:style-name="P2">3. Admin Screen: </text:p>
      <text:p text:style-name="Standard">New user registration.</text:p>
      <text:p text:style-name="Standard">Password should be saved in encrypted form in database table.</text:p>
      <text:p text:style-name="Standard"><text:soft-page-break/></text:p>
      <text:p text:style-name="Standard"/>
      <text:p text:style-name="Standard"/>
      <text:p text:style-name="Standard"><text:s/>Refer to the table given below for the fields and their validation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S. No</text:p>
          </table:table-cell>
          <table:table-cell table:style-name="Table1.A1" office:value-type="string">
            <text:p text:style-name="P4">Field Name</text:p>
          </table:table-cell>
          <table:table-cell table:style-name="Table1.A1" office:value-type="string">
            <text:p text:style-name="P4">Data Type</text:p>
          </table:table-cell>
          <table:table-cell table:style-name="Table1.A1" office:value-type="string">
            <text:p text:style-name="P4">Size</text:p>
          </table:table-cell>
          <table:table-cell table:style-name="Table1.A1" office:value-type="string">
            <text:p text:style-name="P4">Mandatory</text:p>
          </table:table-cell>
          <table:table-cell table:style-name="Table1.F1" office:value-type="string">
            <text:p text:style-name="P4">Validation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Customer Code</text:p>
          </table:table-cell>
          <table:table-cell table:style-name="Table1.A2" office:value-type="string">
            <text:p text:style-name="P5">Number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Primary Key</text:p>
          </table:table-cell>
        </table:table-row>
        <table:table-row table:style-name="Table1.1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Customer Name</text:p>
          </table:table-cell>
          <table:table-cell table:style-name="Table1.A2" office:value-type="string">
            <text:p text:style-name="P5">Alpha-Numeric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Can accept only a-z, AZ and 0-9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Customer Address</text:p>
          </table:table-cell>
          <table:table-cell table:style-name="Table1.A2" office:value-type="string">
            <text:p text:style-name="P5">Alpha-Numeric</text:p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Customer Pin Code</text:p>
          </table:table-cell>
          <table:table-cell table:style-name="Table1.A2" office:value-type="string">
            <text:p text:style-name="P5">Alpha-Numeric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Numeric 6 characters, should not be less than 6 characters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Customer Email</text:p>
          </table:table-cell>
          <table:table-cell table:style-name="Table1.A2" office:value-type="string">
            <text:p text:style-name="P5">Alpha-Numeric</text:p>
          </table:table-cell>
          <table:table-cell table:style-name="Table1.A2" office:value-type="string">
            <text:p text:style-name="P5">100</text:p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5">Validate the e-mail address format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Contact Number</text:p>
          </table:table-cell>
          <table:table-cell table:style-name="Table1.A2" office:value-type="string">
            <text:p text:style-name="P5">Alpha- Numeric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N</text:p>
          </table:table-cell>
          <table:table-cell table:style-name="Table1.F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Registration Date</text:p>
          </table:table-cell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System Date</text:p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Created By</text:p>
          </table:table-cell>
          <table:table-cell table:style-name="Table1.A2" office:value-type="string">
            <text:p text:style-name="P5">Alpha- Numeric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Y</text:p>
          </table:table-cell>
          <table:table-cell table:style-name="Table1.F2" office:value-type="string">
            <text:p text:style-name="P5">Logged in user's id</text:p>
          </table:table-cell>
        </table:table-row>
        <table:table-row table:style-name="Table1.1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Modified Date</text:p>
          </table:table-cell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>N</text:p>
          </table:table-cell>
          <table:table-cell table:style-name="Table1.F2" office:value-type="string">
            <text:p text:style-name="P6"/>
          </table:table-cell>
        </table:table-row>
      </table:table>
      <text:p text:style-name="Standard"/>
      <text:p text:style-name="Standard"/>
      <text:p text:style-name="P1">Note:</text:p>
      <text:p text:style-name="Standard">Refer to the attached document for guidelines related to the BRD developmen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D</meta:initial-creator>
    <meta:creation-date>2017-12-05T17:42:05.39</meta:creation-date>
    <dc:date>2017-12-05T17:46:04.36</dc:date>
    <dc:creator>P D</dc:creator>
    <meta:editing-duration>PT1M49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2" meta:paragraph-count="86" meta:word-count="313" meta:character-count="1783"/>
  </office:meta>
</office:document-meta>
</file>